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661b8" officeooo:paragraph-rsid="000661b8"/>
    </style:style>
    <style:style style:name="P2" style:family="paragraph" style:parent-style-name="Title">
      <style:text-properties officeooo:rsid="000661b8" officeooo:paragraph-rsid="000661b8"/>
    </style:style>
    <style:style style:name="P3" style:family="paragraph" style:parent-style-name="Subtitle">
      <style:text-properties officeooo:rsid="000661b8" officeooo:paragraph-rsid="000661b8"/>
    </style:style>
    <style:style style:name="P4" style:family="paragraph" style:parent-style-name="Header">
      <style:text-properties officeooo:rsid="00082c0b" officeooo:paragraph-rsid="00082c0b"/>
    </style:style>
    <style:style style:name="P5" style:family="paragraph" style:parent-style-name="Heading_20_1">
      <style:text-properties officeooo:rsid="000661b8" officeooo:paragraph-rsid="000661b8"/>
    </style:style>
    <style:style style:name="T1" style:family="text">
      <style:text-properties officeooo:rsid="0009e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Dewpsi Character Design Document</text:p>
      <text:p text:style-name="P3">Document #1: Kevin the Swordsman</text:p>
      <text:h text:style-name="P5" text:outline-level="1">Synopsis</text:h>
      <text:p text:style-name="P1">Kevin the Swordsman is, as stated, a swordsman; he lives in Cherry Grove. He has blond hair, blue eyes, and a “pretty boy” complexion. He is in his early twenties, or so it appears. As of present <text:span text:style-name="T1">he has no special armor design, so he will just wear basic chain mail arm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2c0b" officeooo:paragraph-rsid="00082c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e of First Edition: April 26, 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43:19.632457060</meta:creation-date>
    <meta:generator>LibreOffice/5.1.2.2$Linux_x86 LibreOffice_project/10m0$Build-2</meta:generator>
    <dc:date>2019-04-26T15:48:35.880004560</dc:date>
    <meta:editing-duration>PT4M9S</meta:editing-duration>
    <meta:editing-cycles>3</meta:editing-cycles>
    <meta:document-statistic meta:table-count="0" meta:image-count="0" meta:object-count="0" meta:page-count="1" meta:paragraph-count="5" meta:word-count="70" meta:character-count="389" meta:non-whitespace-character-count="324"/>
  </office:meta>
</office:document-meta>
</file>